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 Jun - Te Aug" table:style-name="ta1">
        <table:shapes>
          <draw:frame draw:z-index="0" draw:style-name="gr1" draw:text-style-name="P1" svg:width="453.51pt" svg:height="255.09pt" svg:x="449.94pt" svg:y="52.98pt">
            <loext:p draw:notify-on-update-of-ranges="'Tr Jun - Te Aug'.B2:'Tr Jun - Te Aug'.B2 'Tr Jun - Te Aug'.C2:'Tr Jun - Te Aug'.G2 'Tr Jun - Te Aug'.B3:'Tr Jun - Te Aug'.B3 'Tr Jun - Te Aug'.C3:'Tr Jun - Te Aug'.G3 'Tr Jun - Te Aug'.B4:'Tr Jun - Te Aug'.B4 'Tr Jun - Te Aug'.C4:'Tr Jun - Te Aug'.G4 'Tr Jun - Te Aug'.B5:'Tr Jun - Te Aug'.B5 'Tr Jun - Te Aug'.C5:'Tr Jun - Te Aug'.G5 'Tr Jun - Te Aug'.B6:'Tr Jun - Te Aug'.B6 'Tr Jun - Te Aug'.C6:'Tr Jun - Te Aug'.G6 'Tr Jun - Te Aug'.B7:'Tr Jun - Te Aug'.B7 'Tr Jun - Te Aug'.C7:'Tr Jun - Te Aug'.G7 'Tr Jun - Te Aug'.B8:'Tr Jun - Te Aug'.B8 'Tr Jun - Te Aug'.C8:'Tr Jun - Te Aug'.G8 'Tr Jun - Te Aug'.B9:'Tr Jun - Te Aug'.B9 'Tr Jun - Te Aug'.C9:'Tr Jun - Te Aug'.G9 'Tr Jun - Te Aug'.B10:'Tr Jun - Te Aug'.B10 'Tr Jun - Te Aug'.C10:'Tr Jun - Te Aug'.G10 'Tr Jun - Te Aug'.B11:'Tr Jun - Te Aug'.B11 'Tr Jun - Te Aug'.C11:'Tr Jun - Te Aug'.G11 'Tr Jun - Te Aug'.B12:'Tr Jun - Te Aug'.B12 'Tr Jun - Te Aug'.C12:'Tr Jun - Te Aug'.G12 'Tr Jun - Te Aug'.B13:'Tr Jun - Te Aug'.B13 'Tr Jun - Te Aug'.C13:'Tr Jun - Te Aug'.G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66840277778" calcext:value-type="float">
            <text:p>0.566840277778</text:p>
          </table:table-cell>
          <table:table-cell office:value-type="float" office:value="0.475694444444" calcext:value-type="float">
            <text:p>0.475694444444</text:p>
          </table:table-cell>
          <table:table-cell office:value-type="float" office:value="0.924479166667" calcext:value-type="float">
            <text:p>0.924479166667</text:p>
          </table:table-cell>
          <table:table-cell office:value-type="float" office:value="0.713541666667" calcext:value-type="float">
            <text:p>0.713541666667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02256944444" calcext:value-type="float">
            <text:p>0.702256944444</text:p>
          </table:table-cell>
          <table:table-cell office:value-type="float" office:value="0.758680555556" calcext:value-type="float">
            <text:p>0.758680555556</text:p>
          </table:table-cell>
          <table:table-cell office:value-type="float" office:value="0.760416666667" calcext:value-type="float">
            <text:p>0.7604166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60416666667" calcext:value-type="float">
            <text:p>0.760416666667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r Jul - Te Aug" table:style-name="ta1">
        <table:shapes>
          <draw:frame draw:z-index="0" draw:style-name="gr1" draw:text-style-name="P1" svg:width="453.51pt" svg:height="255.09pt" svg:x="448.92pt" svg:y="18.14pt">
            <loext:p draw:notify-on-update-of-ranges="'Tr Jul - Te Aug'.B2:'Tr Jul - Te Aug'.B2 'Tr Jul - Te Aug'.C2:'Tr Jul - Te Aug'.G2 'Tr Jul - Te Aug'.B3:'Tr Jul - Te Aug'.B3 'Tr Jul - Te Aug'.C3:'Tr Jul - Te Aug'.G3 'Tr Jul - Te Aug'.B4:'Tr Jul - Te Aug'.B4 'Tr Jul - Te Aug'.C4:'Tr Jul - Te Aug'.G4 'Tr Jul - Te Aug'.B5:'Tr Jul - Te Aug'.B5 'Tr Jul - Te Aug'.C5:'Tr Jul - Te Aug'.G5 'Tr Jul - Te Aug'.B6:'Tr Jul - Te Aug'.B6 'Tr Jul - Te Aug'.C6:'Tr Jul - Te Aug'.G6 'Tr Jul - Te Aug'.B7:'Tr Jul - Te Aug'.B7 'Tr Jul - Te Aug'.C7:'Tr Jul - Te Aug'.G7 'Tr Jul - Te Aug'.B8:'Tr Jul - Te Aug'.B8 'Tr Jul - Te Aug'.C8:'Tr Jul - Te Aug'.G8 'Tr Jul - Te Aug'.B9:'Tr Jul - Te Aug'.B9 'Tr Jul - Te Aug'.C9:'Tr Jul - Te Aug'.G9 'Tr Jul - Te Aug'.B10:'Tr Jul - Te Aug'.B10 'Tr Jul - Te Aug'.C10:'Tr Jul - Te Aug'.G10 'Tr Jul - Te Aug'.B11:'Tr Jul - Te Aug'.B11 'Tr Jul - Te Aug'.C11:'Tr Jul - Te Aug'.G11 'Tr Jul - Te Aug'.B12:'Tr Jul - Te Aug'.B12 'Tr Jul - Te Aug'.C12:'Tr Jul - Te Aug'.G12 'Tr Jul - Te Aug'.B13:'Tr Jul - Te Aug'.B13 'Tr Jul - Te Aug'.C13:'Tr Jul - Te Aug'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20833333333" calcext:value-type="float">
            <text:p>0.520833333333</text:p>
          </table:table-cell>
          <table:table-cell office:value-type="float" office:value="0.557291666667" calcext:value-type="float">
            <text:p>0.557291666667</text:p>
          </table:table-cell>
          <table:table-cell office:value-type="float" office:value="0.614583333333" calcext:value-type="float">
            <text:p>0.614583333333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229166666667" calcext:value-type="float">
            <text:p>0.22916666666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00868055556" calcext:value-type="float">
            <text:p>0.500868055556</text:p>
          </table:table-cell>
          <table:table-cell office:value-type="float" office:value="0.461805555556" calcext:value-type="float">
            <text:p>0.461805555556</text:p>
          </table:table-cell>
          <table:table-cell office:value-type="float" office:value="0.317708333333" calcext:value-type="float">
            <text:p>0.31770833333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340277777778" calcext:value-type="float">
            <text:p>0.340277777778</text:p>
          </table:table-cell>
          <table:table-cell office:value-type="float" office:value="0.295138888889" calcext:value-type="float">
            <text:p>0.295138888889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279513888889" calcext:value-type="float">
            <text:p>0.279513888889</text:p>
          </table:table-cell>
          <table:table-cell office:value-type="float" office:value="0.232638888889" calcext:value-type="float">
            <text:p>0.232638888889</text:p>
          </table:table-cell>
          <table:table-cell office:value-type="float" office:value="0.231770833333" calcext:value-type="float">
            <text:p>0.231770833333</text:p>
          </table:table-cell>
          <table:table-cell office:value-type="float" office:value="0.255208333333" calcext:value-type="float">
            <text:p>0.255208333333</text:p>
          </table:table-cell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295138888889" calcext:value-type="float">
            <text:p>0.295138888889</text:p>
          </table:table-cell>
          <table:table-cell office:value-type="float" office:value="0.279513888889" calcext:value-type="float">
            <text:p>0.279513888889</text:p>
          </table:table-cell>
          <table:table-cell office:value-type="float" office:value="0.244791666667" calcext:value-type="float">
            <text:p>0.244791666667</text:p>
          </table:table-cell>
          <table:table-cell office:value-type="float" office:value="0.260416666667" calcext:value-type="float">
            <text:p>0.260416666667</text:p>
          </table:table-cell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327256944444" calcext:value-type="float">
            <text:p>0.3272569444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3020833333" calcext:value-type="float">
            <text:p>0.263020833333</text:p>
          </table:table-cell>
          <table:table-cell office:value-type="float" office:value="0.276041666667" calcext:value-type="float">
            <text:p>0.276041666667</text:p>
          </table:table-cell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327256944444" calcext:value-type="float">
            <text:p>0.327256944444</text:p>
          </table:table-cell>
          <table:table-cell office:value-type="float" office:value="0.286458333333" calcext:value-type="float">
            <text:p>0.286458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270833333333" calcext:value-type="float">
            <text:p>0.270833333333</text:p>
          </table:table-cell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335069444444" calcext:value-type="float">
            <text:p>0.335069444444</text:p>
          </table:table-cell>
          <table:table-cell office:value-type="float" office:value="0.288194444444" calcext:value-type="float">
            <text:p>0.288194444444</text:p>
          </table:table-cell>
          <table:table-cell office:value-type="float" office:value="0.276041666667" calcext:value-type="float">
            <text:p>0.276041666667</text:p>
          </table:table-cell>
          <table:table-cell office:value-type="float" office:value="0.270833333333" calcext:value-type="float">
            <text:p>0.270833333333</text:p>
          </table:table-cell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style-name="ce2" table:number-columns-repeated="3"/>
          <table:table-cell office:value-type="float" office:value="0.25" calcext:value-type="float">
            <text:p>0.25</text:p>
          </table:table-cell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style-name="ce2" table:number-columns-repeated="4"/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style-name="ce2" table:number-columns-repeated="4"/>
          <table:table-cell office:value-type="float" office:value="0.208333333333" calcext:value-type="float">
            <text:p>0.208333333333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style-name="ce2" table:number-columns-repeated="5"/>
        </table:table-row>
      </table:table>
      <table:table table:name="Tr Aug - Te Aug" table:style-name="ta1">
        <table:shapes>
          <draw:frame draw:z-index="0" draw:style-name="gr1" draw:text-style-name="P1" svg:width="453.51pt" svg:height="255.09pt" svg:x="437.67pt" svg:y="12.53pt">
            <loext:p draw:notify-on-update-of-ranges="'Tr Aug - Te Aug'.B2:'Tr Aug - Te Aug'.B2 'Tr Aug - Te Aug'.C2:'Tr Aug - Te Aug'.G2 'Tr Aug - Te Aug'.B3:'Tr Aug - Te Aug'.B3 'Tr Aug - Te Aug'.C3:'Tr Aug - Te Aug'.G3 'Tr Aug - Te Aug'.B4:'Tr Aug - Te Aug'.B4 'Tr Aug - Te Aug'.C4:'Tr Aug - Te Aug'.G4 'Tr Aug - Te Aug'.B5:'Tr Aug - Te Aug'.B5 'Tr Aug - Te Aug'.C5:'Tr Aug - Te Aug'.G5 'Tr Aug - Te Aug'.B6:'Tr Aug - Te Aug'.B6 'Tr Aug - Te Aug'.C6:'Tr Aug - Te Aug'.G6 'Tr Aug - Te Aug'.B7:'Tr Aug - Te Aug'.B7 'Tr Aug - Te Aug'.C7:'Tr Aug - Te Aug'.G7 'Tr Aug - Te Aug'.B8:'Tr Aug - Te Aug'.B8 'Tr Aug - Te Aug'.C8:'Tr Aug - Te Aug'.G8 'Tr Aug - Te Aug'.B9:'Tr Aug - Te Aug'.B9 'Tr Aug - Te Aug'.C9:'Tr Aug - Te Aug'.G9 'Tr Aug - Te Aug'.B10:'Tr Aug - Te Aug'.B10 'Tr Aug - Te Aug'.C10:'Tr Aug - Te Aug'.G10 'Tr Aug - Te Aug'.B11:'Tr Aug - Te Aug'.B11 'Tr Aug - Te Aug'.C11:'Tr Aug - Te Aug'.G11 'Tr Aug - Te Aug'.B12:'Tr Aug - Te Aug'.B12 'Tr Aug - Te Aug'.C12:'Tr Aug - Te Aug'.G12 'Tr Aug - Te Aug'.B13:'Tr Aug - Te Aug'.B13 'Tr Aug - Te Aug'.C13:'Tr Aug - Te Aug'.G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15451388889" calcext:value-type="float">
            <text:p>0.615451388889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8541666667" calcext:value-type="float">
            <text:p>0.8385416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45659722222" calcext:value-type="float">
            <text:p>0.745659722222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6:41:40.7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13T18:09:06.352000000</dc:date>
    <meta:editing-duration>P1DT6H10M14S</meta:editing-duration>
    <meta:editing-cycles>53</meta:editing-cycles>
    <meta:generator>LibreOffice/5.2.0.4$Windows_x86 LibreOffice_project/066b007f5ebcc236395c7d282ba488bca6720265</meta:generator>
    <meta:document-statistic meta:table-count="3" meta:cell-count="2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Tr Jul - Te Aug'.B2:'Tr Jul - Te Aug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r Jul - Te Aug'.C2:'Tr Jul - Te Aug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r Jul - Te Aug'.C3:'Tr Jul - Te Aug'.G3" chart:label-cell-address="'Tr Jul - Te Aug'.B3:'Tr Jul - Te Aug'.B3" chart:class="chart:bar">
            <chart:data-point chart:repeated="5"/>
          </chart:series>
          <chart:series chart:style-name="ch12" chart:values-cell-range-address="'Tr Jul - Te Aug'.C4:'Tr Jul - Te Aug'.G4" chart:label-cell-address="'Tr Jul - Te Aug'.B4:'Tr Jul - Te Aug'.B4" chart:class="chart:bar">
            <chart:data-point chart:repeated="5"/>
          </chart:series>
          <chart:series chart:style-name="ch13" chart:values-cell-range-address="'Tr Jul - Te Aug'.C5:'Tr Jul - Te Aug'.G5" chart:label-cell-address="'Tr Jul - Te Aug'.B5:'Tr Jul - Te Aug'.B5" chart:class="chart:bar">
            <chart:data-point chart:repeated="5"/>
          </chart:series>
          <chart:series chart:style-name="ch14" chart:values-cell-range-address="'Tr Jul - Te Aug'.C6:'Tr Jul - Te Aug'.G6" chart:label-cell-address="'Tr Jul - Te Aug'.B6:'Tr Jul - Te Aug'.B6" chart:class="chart:bar">
            <chart:data-point chart:repeated="5"/>
          </chart:series>
          <chart:series chart:style-name="ch15" chart:values-cell-range-address="'Tr Jul - Te Aug'.C7:'Tr Jul - Te Aug'.G7" chart:label-cell-address="'Tr Jul - Te Aug'.B7:'Tr Jul - Te Aug'.B7" chart:class="chart:bar">
            <chart:data-point chart:repeated="5"/>
          </chart:series>
          <chart:series chart:style-name="ch16" chart:values-cell-range-address="'Tr Jul - Te Aug'.C8:'Tr Jul - Te Aug'.G8" chart:label-cell-address="'Tr Jul - Te Aug'.B8:'Tr Jul - Te Aug'.B8" chart:class="chart:bar">
            <chart:data-point chart:repeated="5"/>
          </chart:series>
          <chart:series chart:style-name="ch17" chart:values-cell-range-address="'Tr Jul - Te Aug'.C9:'Tr Jul - Te Aug'.G9" chart:label-cell-address="'Tr Jul - Te Aug'.B9:'Tr Jul - Te Aug'.B9" chart:class="chart:bar">
            <chart:data-point chart:repeated="5"/>
          </chart:series>
          <chart:series chart:style-name="ch18" chart:values-cell-range-address="'Tr Jul - Te Aug'.C10:'Tr Jul - Te Aug'.G10" chart:label-cell-address="'Tr Jul - Te Aug'.B10:'Tr Jul - Te Aug'.B10" chart:class="chart:bar">
            <chart:data-point chart:repeated="5"/>
          </chart:series>
          <chart:series chart:style-name="ch19" chart:values-cell-range-address="'Tr Jul - Te Aug'.C11:'Tr Jul - Te Aug'.G11" chart:label-cell-address="'Tr Jul - Te Aug'.B11:'Tr Jul - Te Aug'.B11" chart:class="chart:bar">
            <chart:data-point chart:repeated="5"/>
          </chart:series>
          <chart:series chart:style-name="ch20" chart:values-cell-range-address="'Tr Jul - Te Aug'.C12:'Tr Jul - Te Aug'.G12" chart:label-cell-address="'Tr Jul - Te Aug'.B12:'Tr Jul - Te Aug'.B12" chart:class="chart:bar">
            <chart:data-point chart:repeated="5"/>
          </chart:series>
          <chart:series chart:style-name="ch21" chart:values-cell-range-address="'Tr Jul - Te Aug'.C13:'Tr Jul - Te Aug'.G13" chart:label-cell-address="'Tr Jul - Te Aug'.B13:'Tr Jul - Te Aug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r Jul - Te Aug'.C2:'Tr Jul - Te Aug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r Jul - Te Aug'.B3:'Tr Jul - Te Aug'.B3</svg:desc>
                </draw:g>
              </table:table-cell>
              <table:table-cell office:value-type="float" office:value="0.520833333333">
                <text:p>0.520833333333</text:p>
                <draw:g>
                  <svg:desc>'Tr Jul - Te Aug'.C3:'Tr Jul - Te Aug'.G3</svg:desc>
                </draw:g>
              </table:table-cell>
              <table:table-cell office:value-type="float" office:value="0.557291666667">
                <text:p>0.557291666667</text:p>
              </table:table-cell>
              <table:table-cell office:value-type="float" office:value="0.614583333333">
                <text:p>0.614583333333</text:p>
              </table:table-cell>
              <table:table-cell office:value-type="float" office:value="0.390625">
                <text:p>0.390625</text:p>
              </table:table-cell>
              <table:table-cell office:value-type="float" office:value="0.229166666667">
                <text:p>0.229166666667</text:p>
              </table:table-cell>
            </table:table-row>
            <table:table-row>
              <table:table-cell office:value-type="string">
                <text:p>2</text:p>
                <draw:g>
                  <svg:desc>'Tr Jul - Te Aug'.B4:'Tr Jul - Te Aug'.B4</svg:desc>
                </draw:g>
              </table:table-cell>
              <table:table-cell office:value-type="float" office:value="0.500868055556">
                <text:p>0.500868055556</text:p>
                <draw:g>
                  <svg:desc>'Tr Jul - Te Aug'.C4:'Tr Jul - Te Aug'.G4</svg:desc>
                </draw:g>
              </table:table-cell>
              <table:table-cell office:value-type="float" office:value="0.461805555556">
                <text:p>0.461805555556</text:p>
              </table:table-cell>
              <table:table-cell office:value-type="float" office:value="0.317708333333">
                <text:p>0.317708333333</text:p>
              </table:table-cell>
              <table:table-cell office:value-type="float" office:value="0.28125">
                <text:p>0.28125</text:p>
              </table:table-cell>
              <table:table-cell office:value-type="float" office:value="0.208333333333">
                <text:p>0.208333333333</text:p>
              </table:table-cell>
            </table:table-row>
            <table:table-row>
              <table:table-cell office:value-type="string">
                <text:p>3</text:p>
                <draw:g>
                  <svg:desc>'Tr Jul - Te Aug'.B5:'Tr Jul - Te Aug'.B5</svg:desc>
                </draw:g>
              </table:table-cell>
              <table:table-cell office:value-type="float" office:value="0.340277777778">
                <text:p>0.340277777778</text:p>
                <draw:g>
                  <svg:desc>'Tr Jul - Te Aug'.C5:'Tr Jul - Te Aug'.G5</svg:desc>
                </draw:g>
              </table:table-cell>
              <table:table-cell office:value-type="float" office:value="0.295138888889">
                <text:p>0.295138888889</text:p>
              </table:table-cell>
              <table:table-cell office:value-type="float" office:value="0.2421875">
                <text:p>0.2421875</text:p>
              </table:table-cell>
              <table:table-cell office:value-type="float" office:value="0.265625">
                <text:p>0.265625</text:p>
              </table:table-cell>
              <table:table-cell office:value-type="float" office:value="0.208333333333">
                <text:p>0.208333333333</text:p>
              </table:table-cell>
            </table:table-row>
            <table:table-row>
              <table:table-cell office:value-type="string">
                <text:p>4</text:p>
                <draw:g>
                  <svg:desc>'Tr Jul - Te Aug'.B6:'Tr Jul - Te Aug'.B6</svg:desc>
                </draw:g>
              </table:table-cell>
              <table:table-cell office:value-type="float" office:value="0.279513888889">
                <text:p>0.279513888889</text:p>
                <draw:g>
                  <svg:desc>'Tr Jul - Te Aug'.C6:'Tr Jul - Te Aug'.G6</svg:desc>
                </draw:g>
              </table:table-cell>
              <table:table-cell office:value-type="float" office:value="0.232638888889">
                <text:p>0.232638888889</text:p>
              </table:table-cell>
              <table:table-cell office:value-type="float" office:value="0.231770833333">
                <text:p>0.231770833333</text:p>
              </table:table-cell>
              <table:table-cell office:value-type="float" office:value="0.255208333333">
                <text:p>0.255208333333</text:p>
              </table:table-cell>
              <table:table-cell office:value-type="float" office:value="0.208333333333">
                <text:p>0.208333333333</text:p>
              </table:table-cell>
            </table:table-row>
            <table:table-row>
              <table:table-cell office:value-type="string">
                <text:p>5</text:p>
                <draw:g>
                  <svg:desc>'Tr Jul - Te Aug'.B7:'Tr Jul - Te Aug'.B7</svg:desc>
                </draw:g>
              </table:table-cell>
              <table:table-cell office:value-type="float" office:value="0.295138888889">
                <text:p>0.295138888889</text:p>
                <draw:g>
                  <svg:desc>'Tr Jul - Te Aug'.C7:'Tr Jul - Te Aug'.G7</svg:desc>
                </draw:g>
              </table:table-cell>
              <table:table-cell office:value-type="float" office:value="0.279513888889">
                <text:p>0.279513888889</text:p>
              </table:table-cell>
              <table:table-cell office:value-type="float" office:value="0.244791666667">
                <text:p>0.244791666667</text:p>
              </table:table-cell>
              <table:table-cell office:value-type="float" office:value="0.260416666667">
                <text:p>0.260416666667</text:p>
              </table:table-cell>
              <table:table-cell office:value-type="float" office:value="0.208333333333">
                <text:p>0.208333333333</text:p>
              </table:table-cell>
            </table:table-row>
            <table:table-row>
              <table:table-cell office:value-type="string">
                <text:p>10</text:p>
                <draw:g>
                  <svg:desc>'Tr Jul - Te Aug'.B8:'Tr Jul - Te Aug'.B8</svg:desc>
                </draw:g>
              </table:table-cell>
              <table:table-cell office:value-type="float" office:value="0.327256944444">
                <text:p>0.327256944444</text:p>
                <draw:g>
                  <svg:desc>'Tr Jul - Te Aug'.C8:'Tr Jul - Te Aug'.G8</svg:desc>
                </draw:g>
              </table:table-cell>
              <table:table-cell office:value-type="float" office:value="0.3125">
                <text:p>0.3125</text:p>
              </table:table-cell>
              <table:table-cell office:value-type="float" office:value="0.263020833333">
                <text:p>0.263020833333</text:p>
              </table:table-cell>
              <table:table-cell office:value-type="float" office:value="0.276041666667">
                <text:p>0.276041666667</text:p>
              </table:table-cell>
              <table:table-cell office:value-type="float" office:value="0.208333333333">
                <text:p>0.208333333333</text:p>
              </table:table-cell>
            </table:table-row>
            <table:table-row>
              <table:table-cell office:value-type="string">
                <text:p>30</text:p>
                <draw:g>
                  <svg:desc>'Tr Jul - Te Aug'.B9:'Tr Jul - Te Aug'.B9</svg:desc>
                </draw:g>
              </table:table-cell>
              <table:table-cell office:value-type="float" office:value="0.327256944444">
                <text:p>0.327256944444</text:p>
                <draw:g>
                  <svg:desc>'Tr Jul - Te Aug'.C9:'Tr Jul - Te Aug'.G9</svg:desc>
                </draw:g>
              </table:table-cell>
              <table:table-cell office:value-type="float" office:value="0.286458333333">
                <text:p>0.286458333333</text:p>
              </table:table-cell>
              <table:table-cell office:value-type="float" office:value="0.25">
                <text:p>0.25</text:p>
              </table:table-cell>
              <table:table-cell office:value-type="float" office:value="0.270833333333">
                <text:p>0.270833333333</text:p>
              </table:table-cell>
              <table:table-cell office:value-type="float" office:value="0.208333333333">
                <text:p>0.208333333333</text:p>
              </table:table-cell>
            </table:table-row>
            <table:table-row>
              <table:table-cell office:value-type="string">
                <text:p>60</text:p>
                <draw:g>
                  <svg:desc>'Tr Jul - Te Aug'.B10:'Tr Jul - Te Aug'.B10</svg:desc>
                </draw:g>
              </table:table-cell>
              <table:table-cell office:value-type="float" office:value="0.335069444444">
                <text:p>0.335069444444</text:p>
                <draw:g>
                  <svg:desc>'Tr Jul - Te Aug'.C10:'Tr Jul - Te Aug'.G10</svg:desc>
                </draw:g>
              </table:table-cell>
              <table:table-cell office:value-type="float" office:value="0.288194444444">
                <text:p>0.288194444444</text:p>
              </table:table-cell>
              <table:table-cell office:value-type="float" office:value="0.276041666667">
                <text:p>0.276041666667</text:p>
              </table:table-cell>
              <table:table-cell office:value-type="float" office:value="0.270833333333">
                <text:p>0.270833333333</text:p>
              </table:table-cell>
              <table:table-cell office:value-type="float" office:value="0.208333333333">
                <text:p>0.208333333333</text:p>
              </table:table-cell>
            </table:table-row>
            <table:table-row>
              <table:table-cell office:value-type="string">
                <text:p>300</text:p>
                <draw:g>
                  <svg:desc>'Tr Jul - Te Aug'.B11:'Tr Jul - Te Aug'.B11</svg:desc>
                </draw:g>
              </table:table-cell>
              <table:table-cell office:value-type="float" office:value="NaN">
                <text:p>NaN</text:p>
                <draw:g>
                  <svg:desc>'Tr Jul - Te Aug'.C11:'Tr Jul - Te Aug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08333333333">
                <text:p>0.208333333333</text:p>
              </table:table-cell>
            </table:table-row>
            <table:table-row>
              <table:table-cell office:value-type="string">
                <text:p>600</text:p>
                <draw:g>
                  <svg:desc>'Tr Jul - Te Aug'.B12:'Tr Jul - Te Aug'.B12</svg:desc>
                </draw:g>
              </table:table-cell>
              <table:table-cell office:value-type="float" office:value="NaN">
                <text:p>NaN</text:p>
                <draw:g>
                  <svg:desc>'Tr Jul - Te Aug'.C12:'Tr Jul - Te Aug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333333333">
                <text:p>0.208333333333</text:p>
              </table:table-cell>
            </table:table-row>
            <table:table-row>
              <table:table-cell office:value-type="string">
                <text:p>900</text:p>
                <draw:g>
                  <svg:desc>'Tr Jul - Te Aug'.B13:'Tr Jul - Te Aug'.B13</svg:desc>
                </draw:g>
              </table:table-cell>
              <table:table-cell office:value-type="float" office:value="NaN">
                <text:p>NaN</text:p>
                <draw:g>
                  <svg:desc>'Tr Jul - Te Aug'.C13:'Tr Jul - Te Aug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333333333">
                <text:p>0.208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4cm" svg:y="0.32cm" chart:style-name="ch2">
          <text:p>Occupancy Sensing Accuracy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Tr Aug - Te Aug'.B2:'Tr Aug - Te Aug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r Aug - Te Aug'.C2:'Tr Aug - Te Aug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r Aug - Te Aug'.C3:'Tr Aug - Te Aug'.G3" chart:label-cell-address="'Tr Aug - Te Aug'.B3:'Tr Aug - Te Aug'.B3" chart:class="chart:bar">
            <chart:data-point chart:repeated="5"/>
          </chart:series>
          <chart:series chart:style-name="ch12" chart:values-cell-range-address="'Tr Aug - Te Aug'.C4:'Tr Aug - Te Aug'.G4" chart:label-cell-address="'Tr Aug - Te Aug'.B4:'Tr Aug - Te Aug'.B4" chart:class="chart:bar">
            <chart:data-point chart:repeated="5"/>
          </chart:series>
          <chart:series chart:style-name="ch13" chart:values-cell-range-address="'Tr Aug - Te Aug'.C5:'Tr Aug - Te Aug'.G5" chart:label-cell-address="'Tr Aug - Te Aug'.B5:'Tr Aug - Te Aug'.B5" chart:class="chart:bar">
            <chart:data-point chart:repeated="5"/>
          </chart:series>
          <chart:series chart:style-name="ch14" chart:values-cell-range-address="'Tr Aug - Te Aug'.C6:'Tr Aug - Te Aug'.G6" chart:label-cell-address="'Tr Aug - Te Aug'.B6:'Tr Aug - Te Aug'.B6" chart:class="chart:bar">
            <chart:data-point chart:repeated="5"/>
          </chart:series>
          <chart:series chart:style-name="ch15" chart:values-cell-range-address="'Tr Aug - Te Aug'.C7:'Tr Aug - Te Aug'.G7" chart:label-cell-address="'Tr Aug - Te Aug'.B7:'Tr Aug - Te Aug'.B7" chart:class="chart:bar">
            <chart:data-point chart:repeated="5"/>
          </chart:series>
          <chart:series chart:style-name="ch16" chart:values-cell-range-address="'Tr Aug - Te Aug'.C8:'Tr Aug - Te Aug'.G8" chart:label-cell-address="'Tr Aug - Te Aug'.B8:'Tr Aug - Te Aug'.B8" chart:class="chart:bar">
            <chart:data-point chart:repeated="5"/>
          </chart:series>
          <chart:series chart:style-name="ch17" chart:values-cell-range-address="'Tr Aug - Te Aug'.C9:'Tr Aug - Te Aug'.G9" chart:label-cell-address="'Tr Aug - Te Aug'.B9:'Tr Aug - Te Aug'.B9" chart:class="chart:bar">
            <chart:data-point chart:repeated="5"/>
          </chart:series>
          <chart:series chart:style-name="ch18" chart:values-cell-range-address="'Tr Aug - Te Aug'.C10:'Tr Aug - Te Aug'.G10" chart:label-cell-address="'Tr Aug - Te Aug'.B10:'Tr Aug - Te Aug'.B10" chart:class="chart:bar">
            <chart:data-point chart:repeated="5"/>
          </chart:series>
          <chart:series chart:style-name="ch19" chart:values-cell-range-address="'Tr Aug - Te Aug'.C11:'Tr Aug - Te Aug'.G11" chart:label-cell-address="'Tr Aug - Te Aug'.B11:'Tr Aug - Te Aug'.B11" chart:class="chart:bar">
            <chart:data-point chart:repeated="5"/>
          </chart:series>
          <chart:series chart:style-name="ch20" chart:values-cell-range-address="'Tr Aug - Te Aug'.C12:'Tr Aug - Te Aug'.G12" chart:label-cell-address="'Tr Aug - Te Aug'.B12:'Tr Aug - Te Aug'.B12" chart:class="chart:bar">
            <chart:data-point chart:repeated="5"/>
          </chart:series>
          <chart:series chart:style-name="ch21" chart:values-cell-range-address="'Tr Aug - Te Aug'.C13:'Tr Aug - Te Aug'.G13" chart:label-cell-address="'Tr Aug - Te Aug'.B13:'Tr Aug - Te Aug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r Aug - Te Aug'.C2:'Tr Aug - Te Aug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r Aug - Te Aug'.B3:'Tr Aug - Te Aug'.B3</svg:desc>
                </draw:g>
              </table:table-cell>
              <table:table-cell office:value-type="float" office:value="0.615451388889">
                <text:p>0.615451388889</text:p>
                <draw:g>
                  <svg:desc>'Tr Aug - Te Aug'.C3:'Tr Aug - Te Aug'.G3</svg:desc>
                </draw:g>
              </table:table-cell>
              <table:table-cell office:value-type="float" office:value="0.625">
                <text:p>0.625</text:p>
              </table:table-cell>
              <table:table-cell office:value-type="float" office:value="0.838541666667">
                <text:p>0.8385416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Tr Aug - Te Aug'.B4:'Tr Aug - Te Aug'.B4</svg:desc>
                </draw:g>
              </table:table-cell>
              <table:table-cell office:value-type="float" office:value="0.745659722222">
                <text:p>0.745659722222</text:p>
                <draw:g>
                  <svg:desc>'Tr Aug - Te Aug'.C4:'Tr Aug - Te Aug'.G4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Tr Aug - Te Aug'.B5:'Tr Aug - Te Aug'.B5</svg:desc>
                </draw:g>
              </table:table-cell>
              <table:table-cell office:value-type="float" office:value="0.765625">
                <text:p>0.765625</text:p>
                <draw:g>
                  <svg:desc>'Tr Aug - Te Aug'.C5:'Tr Aug - Te Aug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Tr Aug - Te Aug'.B6:'Tr Aug - Te Aug'.B6</svg:desc>
                </draw:g>
              </table:table-cell>
              <table:table-cell office:value-type="float" office:value="0.765625">
                <text:p>0.765625</text:p>
                <draw:g>
                  <svg:desc>'Tr Aug - Te Aug'.C6:'Tr Aug - Te Aug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Tr Aug - Te Aug'.B7:'Tr Aug - Te Aug'.B7</svg:desc>
                </draw:g>
              </table:table-cell>
              <table:table-cell office:value-type="float" office:value="0.765625">
                <text:p>0.765625</text:p>
                <draw:g>
                  <svg:desc>'Tr Aug - Te Aug'.C7:'Tr Aug - Te Aug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Tr Aug - Te Aug'.B8:'Tr Aug - Te Aug'.B8</svg:desc>
                </draw:g>
              </table:table-cell>
              <table:table-cell office:value-type="float" office:value="0.765625">
                <text:p>0.765625</text:p>
                <draw:g>
                  <svg:desc>'Tr Aug - Te Aug'.C8:'Tr Aug - Te Aug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Tr Aug - Te Aug'.B9:'Tr Aug - Te Aug'.B9</svg:desc>
                </draw:g>
              </table:table-cell>
              <table:table-cell office:value-type="float" office:value="0.765625">
                <text:p>0.765625</text:p>
                <draw:g>
                  <svg:desc>'Tr Aug - Te Aug'.C9:'Tr Aug - Te Aug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Tr Aug - Te Aug'.B10:'Tr Aug - Te Aug'.B10</svg:desc>
                </draw:g>
              </table:table-cell>
              <table:table-cell office:value-type="float" office:value="0.765625">
                <text:p>0.765625</text:p>
                <draw:g>
                  <svg:desc>'Tr Aug - Te Aug'.C10:'Tr Aug - Te Aug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Tr Aug - Te Aug'.B11:'Tr Aug - Te Aug'.B11</svg:desc>
                </draw:g>
              </table:table-cell>
              <table:table-cell office:value-type="float" office:value="NaN">
                <text:p>NaN</text:p>
                <draw:g>
                  <svg:desc>'Tr Aug - Te Aug'.C11:'Tr Aug - Te Aug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Tr Aug - Te Aug'.B12:'Tr Aug - Te Aug'.B12</svg:desc>
                </draw:g>
              </table:table-cell>
              <table:table-cell office:value-type="float" office:value="NaN">
                <text:p>NaN</text:p>
                <draw:g>
                  <svg:desc>'Tr Aug - Te Aug'.C12:'Tr Aug - Te Aug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Tr Aug - Te Aug'.B13:'Tr Aug - Te Aug'.B13</svg:desc>
                </draw:g>
              </table:table-cell>
              <table:table-cell office:value-type="float" office:value="NaN">
                <text:p>NaN</text:p>
                <draw:g>
                  <svg:desc>'Tr Aug - Te Aug'.C13:'Tr Aug - Te Aug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Tr Jun - Te Aug'.B2:'Tr Jun - Te Aug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r Jun - Te Aug'.C2:'Tr Jun - Te Aug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r Jun - Te Aug'.C3:'Tr Jun - Te Aug'.G3" chart:label-cell-address="'Tr Jun - Te Aug'.B3:'Tr Jun - Te Aug'.B3" chart:class="chart:bar">
            <chart:data-point chart:repeated="5"/>
          </chart:series>
          <chart:series chart:style-name="ch12" chart:values-cell-range-address="'Tr Jun - Te Aug'.C4:'Tr Jun - Te Aug'.G4" chart:label-cell-address="'Tr Jun - Te Aug'.B4:'Tr Jun - Te Aug'.B4" chart:class="chart:bar">
            <chart:data-point chart:repeated="5"/>
          </chart:series>
          <chart:series chart:style-name="ch13" chart:values-cell-range-address="'Tr Jun - Te Aug'.C5:'Tr Jun - Te Aug'.G5" chart:label-cell-address="'Tr Jun - Te Aug'.B5:'Tr Jun - Te Aug'.B5" chart:class="chart:bar">
            <chart:data-point chart:repeated="5"/>
          </chart:series>
          <chart:series chart:style-name="ch14" chart:values-cell-range-address="'Tr Jun - Te Aug'.C6:'Tr Jun - Te Aug'.G6" chart:label-cell-address="'Tr Jun - Te Aug'.B6:'Tr Jun - Te Aug'.B6" chart:class="chart:bar">
            <chart:data-point chart:repeated="5"/>
          </chart:series>
          <chart:series chart:style-name="ch15" chart:values-cell-range-address="'Tr Jun - Te Aug'.C7:'Tr Jun - Te Aug'.G7" chart:label-cell-address="'Tr Jun - Te Aug'.B7:'Tr Jun - Te Aug'.B7" chart:class="chart:bar">
            <chart:data-point chart:repeated="5"/>
          </chart:series>
          <chart:series chart:style-name="ch16" chart:values-cell-range-address="'Tr Jun - Te Aug'.C8:'Tr Jun - Te Aug'.G8" chart:label-cell-address="'Tr Jun - Te Aug'.B8:'Tr Jun - Te Aug'.B8" chart:class="chart:bar">
            <chart:data-point chart:repeated="5"/>
          </chart:series>
          <chart:series chart:style-name="ch17" chart:values-cell-range-address="'Tr Jun - Te Aug'.C9:'Tr Jun - Te Aug'.G9" chart:label-cell-address="'Tr Jun - Te Aug'.B9:'Tr Jun - Te Aug'.B9" chart:class="chart:bar">
            <chart:data-point chart:repeated="5"/>
          </chart:series>
          <chart:series chart:style-name="ch18" chart:values-cell-range-address="'Tr Jun - Te Aug'.C10:'Tr Jun - Te Aug'.G10" chart:label-cell-address="'Tr Jun - Te Aug'.B10:'Tr Jun - Te Aug'.B10" chart:class="chart:bar">
            <chart:data-point chart:repeated="5"/>
          </chart:series>
          <chart:series chart:style-name="ch19" chart:values-cell-range-address="'Tr Jun - Te Aug'.C11:'Tr Jun - Te Aug'.G11" chart:label-cell-address="'Tr Jun - Te Aug'.B11:'Tr Jun - Te Aug'.B11" chart:class="chart:bar">
            <chart:data-point chart:repeated="5"/>
          </chart:series>
          <chart:series chart:style-name="ch20" chart:values-cell-range-address="'Tr Jun - Te Aug'.C12:'Tr Jun - Te Aug'.G12" chart:label-cell-address="'Tr Jun - Te Aug'.B12:'Tr Jun - Te Aug'.B12" chart:class="chart:bar">
            <chart:data-point chart:repeated="5"/>
          </chart:series>
          <chart:series chart:style-name="ch21" chart:values-cell-range-address="'Tr Jun - Te Aug'.C13:'Tr Jun - Te Aug'.G13" chart:label-cell-address="'Tr Jun - Te Aug'.B13:'Tr Jun - Te Aug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r Jun - Te Aug'.C2:'Tr Jun - Te Aug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r Jun - Te Aug'.B3:'Tr Jun - Te Aug'.B3</svg:desc>
                </draw:g>
              </table:table-cell>
              <table:table-cell office:value-type="float" office:value="0.566840277778">
                <text:p>0.566840277778</text:p>
                <draw:g>
                  <svg:desc>'Tr Jun - Te Aug'.C3:'Tr Jun - Te Aug'.G3</svg:desc>
                </draw:g>
              </table:table-cell>
              <table:table-cell office:value-type="float" office:value="0.475694444444">
                <text:p>0.475694444444</text:p>
              </table:table-cell>
              <table:table-cell office:value-type="float" office:value="0.924479166667">
                <text:p>0.924479166667</text:p>
              </table:table-cell>
              <table:table-cell office:value-type="float" office:value="0.713541666667">
                <text:p>0.71354166666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Tr Jun - Te Aug'.B4:'Tr Jun - Te Aug'.B4</svg:desc>
                </draw:g>
              </table:table-cell>
              <table:table-cell office:value-type="float" office:value="0.702256944444">
                <text:p>0.702256944444</text:p>
                <draw:g>
                  <svg:desc>'Tr Jun - Te Aug'.C4:'Tr Jun - Te Aug'.G4</svg:desc>
                </draw:g>
              </table:table-cell>
              <table:table-cell office:value-type="float" office:value="0.758680555556">
                <text:p>0.758680555556</text:p>
              </table:table-cell>
              <table:table-cell office:value-type="float" office:value="0.760416666667">
                <text:p>0.7604166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Tr Jun - Te Aug'.B5:'Tr Jun - Te Aug'.B5</svg:desc>
                </draw:g>
              </table:table-cell>
              <table:table-cell office:value-type="float" office:value="0.6640625">
                <text:p>0.6640625</text:p>
                <draw:g>
                  <svg:desc>'Tr Jun - Te Aug'.C5:'Tr Jun - Te Aug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Tr Jun - Te Aug'.B6:'Tr Jun - Te Aug'.B6</svg:desc>
                </draw:g>
              </table:table-cell>
              <table:table-cell office:value-type="float" office:value="0.765625">
                <text:p>0.765625</text:p>
                <draw:g>
                  <svg:desc>'Tr Jun - Te Aug'.C6:'Tr Jun - Te Aug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Tr Jun - Te Aug'.B7:'Tr Jun - Te Aug'.B7</svg:desc>
                </draw:g>
              </table:table-cell>
              <table:table-cell office:value-type="float" office:value="0.760416666667">
                <text:p>0.760416666667</text:p>
                <draw:g>
                  <svg:desc>'Tr Jun - Te Aug'.C7:'Tr Jun - Te Aug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Tr Jun - Te Aug'.B8:'Tr Jun - Te Aug'.B8</svg:desc>
                </draw:g>
              </table:table-cell>
              <table:table-cell office:value-type="float" office:value="0.765625">
                <text:p>0.765625</text:p>
                <draw:g>
                  <svg:desc>'Tr Jun - Te Aug'.C8:'Tr Jun - Te Aug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Tr Jun - Te Aug'.B9:'Tr Jun - Te Aug'.B9</svg:desc>
                </draw:g>
              </table:table-cell>
              <table:table-cell office:value-type="float" office:value="0.765625">
                <text:p>0.765625</text:p>
                <draw:g>
                  <svg:desc>'Tr Jun - Te Aug'.C9:'Tr Jun - Te Aug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Tr Jun - Te Aug'.B10:'Tr Jun - Te Aug'.B10</svg:desc>
                </draw:g>
              </table:table-cell>
              <table:table-cell office:value-type="float" office:value="0.765625">
                <text:p>0.765625</text:p>
                <draw:g>
                  <svg:desc>'Tr Jun - Te Aug'.C10:'Tr Jun - Te Aug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Tr Jun - Te Aug'.B11:'Tr Jun - Te Aug'.B11</svg:desc>
                </draw:g>
              </table:table-cell>
              <table:table-cell office:value-type="float" office:value="NaN">
                <text:p>NaN</text:p>
                <draw:g>
                  <svg:desc>'Tr Jun - Te Aug'.C11:'Tr Jun - Te Aug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Tr Jun - Te Aug'.B12:'Tr Jun - Te Aug'.B12</svg:desc>
                </draw:g>
              </table:table-cell>
              <table:table-cell office:value-type="float" office:value="NaN">
                <text:p>NaN</text:p>
                <draw:g>
                  <svg:desc>'Tr Jun - Te Aug'.C12:'Tr Jun - Te Aug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Tr Jun - Te Aug'.B13:'Tr Jun - Te Aug'.B13</svg:desc>
                </draw:g>
              </table:table-cell>
              <table:table-cell office:value-type="float" office:value="NaN">
                <text:p>NaN</text:p>
                <draw:g>
                  <svg:desc>'Tr Jun - Te Aug'.C13:'Tr Jun - Te Aug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